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stroke="none" draw:fill="none" fo:min-height="0.713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51cm" svg:stroke-color="#ff3333" draw:marker-start-width="0.355cm" draw:marker-end="Arrow" draw:marker-end-width="0.305cm" draw:fill="solid" draw:fill-color="#ff3333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none" draw:fill="none" fo:min-height="1.42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Fine_20_Dashed" svg:stroke-width="0.051cm" svg:stroke-color="#ff3333" draw:marker-start-width="0.355cm" draw:marker-end="Arrow" draw:marker-end-width="0.305cm" draw:fill="solid" draw:fill-color="#ff3333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1cm" svg:stroke-color="#ff3333" draw:marker-start="Arrow" draw:marker-start-width="0.355cm" draw:marker-end="" draw:marker-end-width="0.305cm" draw:fill="solid" draw:fill-color="#ff3333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3333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7.355cm" svg:y1="13.69cm" svg:x2="17.672cm" svg:y2="13.738cm">
          <text:p text:style-name="P1"/>
          <text:p text:style-name="P1">V</text:p>
        </draw:line>
        <draw:line draw:style-name="gr1" draw:text-style-name="P2" draw:layer="layout" svg:x1="7.355cm" svg:y1="13.712cm" svg:x2="7.331cm" svg:y2="4.587cm">
          <text:p text:style-name="P1">T</text:p>
          <text:p text:style-name="P1"/>
        </draw:line>
        <draw:path draw:style-name="gr2" draw:text-style-name="P2" draw:layer="layout" svg:width="4.562cm" svg:height="8.375cm" draw:transform="rotate (-1.68214833307213) translate (16.7835582956432cm 7.12780655850173cm)" svg:viewBox="0 0 4563 8376" svg:d="M0 8376c333-249 655-513 1003-743 429-283 706-716 1072-1065 350-335 454-843 814-1177 371-344 441-829 556-1288 120-473 388-772 603-1188 215-417 134-807 323-1192 181-370 245-804 145-1208l-38-346-54-169">
          <text:p/>
        </draw:path>
        <draw:line draw:style-name="gr1" draw:text-style-name="P2" draw:layer="layout" svg:x1="10.165cm" svg:y1="4.038cm" svg:x2="9.399cm" svg:y2="6.51cm">
          <text:p text:style-name="P1"/>
        </draw:line>
        <draw:frame draw:style-name="gr3" draw:text-style-name="P2" draw:layer="layout" svg:width="8.898cm" svg:height="0.963cm" svg:x="8.669cm" svg:y="3.175cm">
          <draw:text-box>
            <text:p text:style-name="P1">Contour line, along fixed S</text:p>
          </draw:text-box>
        </draw:frame>
        <draw:custom-shape draw:style-name="gr4" draw:text-style-name="P3" draw:layer="layout" svg:width="0.253cm" svg:height="0.255cm" svg:x="10.291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3cm" svg:height="0.255cm" svg:x="12.249cm" svg:y="9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187cm" svg:y1="8.97cm" svg:x2="12.356cm" svg:y2="10.689cm">
          <text:p/>
        </draw:line>
        <draw:frame draw:style-name="gr6" draw:text-style-name="P2" draw:layer="layout" svg:width="6.918cm" svg:height="1.673cm" svg:x="15.796cm" svg:y="8.071cm">
          <draw:text-box>
            <text:p text:style-name="P1">Change the volume </text:p>
            <text:p text:style-name="P1">along fixed S</text:p>
          </draw:text-box>
        </draw:frame>
        <draw:g>
          <draw:frame draw:style-name="gr7" draw:text-style-name="P5" draw:layer="layout" svg:width="1.613cm" svg:height="1.673cm" svg:x="9.394cm" svg:y="9.816cm">
            <draw:text-box>
              <text:p><text:span text:style-name="T1">ΔE</text:span><text:span text:style-name="T1">ΔV</text:span></text:p>
            </draw:text-box>
          </draw:frame>
          <draw:line draw:style-name="gr8" draw:text-style-name="P2" draw:layer="layout" svg:x1="9.579cm" svg:y1="10.636cm" svg:x2="10.505cm" svg:y2="10.663cm">
            <text:p/>
          </draw:line>
          <draw:line draw:style-name="gr8" draw:text-style-name="P2" draw:layer="layout" svg:x1="10.637cm" svg:y1="10.16cm" svg:x2="10.637cm" svg:y2="11.298cm">
            <text:p/>
          </draw:line>
          <draw:frame draw:style-name="gr9" draw:text-style-name="P7" draw:layer="layout" svg:width="0.828cm" svg:height="0.802cm" svg:x="10.558cm" svg:y="10.636cm">
            <draw:text-box>
              <text:p text:style-name="P6"><text:span text:style-name="T2">S</text:span></text:p>
            </draw:text-box>
          </draw:frame>
        </draw:g>
        <draw:line draw:style-name="gr10" draw:text-style-name="P4" draw:layer="layout" svg:x1="10.372cm" svg:y1="8.731cm" svg:x2="12.435cm" svg:y2="8.731cm">
          <text:p/>
        </draw:line>
        <draw:line draw:style-name="gr11" draw:text-style-name="P4" draw:layer="layout" svg:x1="12.409cm" svg:y1="10.081cm" svg:x2="12.423cm" svg:y2="8.731cm">
          <text:p/>
        </draw:line>
        <draw:g>
          <draw:frame draw:style-name="gr7" draw:text-style-name="P5" draw:layer="layout" svg:width="1.296cm" svg:height="1.673cm" svg:x="10.505cm" svg:y="6.853cm">
            <draw:text-box>
              <text:p><text:span text:style-name="T1">∂</text:span><text:span text:style-name="T1">E</text:span><text:span text:style-name="T1">∂V</text:span></text:p>
            </draw:text-box>
          </draw:frame>
          <draw:line draw:style-name="gr8" draw:text-style-name="P2" draw:layer="layout" svg:x1="10.69cm" svg:y1="7.673cm" svg:x2="11.616cm" svg:y2="7.7cm">
            <text:p/>
          </draw:line>
          <draw:line draw:style-name="gr8" draw:text-style-name="P2" draw:layer="layout" svg:x1="11.748cm" svg:y1="7.197cm" svg:x2="11.748cm" svg:y2="8.335cm">
            <text:p/>
          </draw:line>
          <draw:frame draw:style-name="gr9" draw:text-style-name="P7" draw:layer="layout" svg:width="0.803cm" svg:height="0.802cm" svg:x="11.669cm" svg:y="7.673cm">
            <draw:text-box>
              <text:p text:style-name="P6"><text:span text:style-name="T2">T</text:span></text:p>
            </draw:text-box>
          </draw:frame>
        </draw:g>
        <draw:g>
          <draw:frame draw:style-name="gr7" draw:text-style-name="P5" draw:layer="layout" svg:width="1.296cm" svg:height="1.673cm" svg:x="12.596cm" svg:y="8.601cm">
            <draw:text-box>
              <text:p><text:span text:style-name="T1">∂</text:span><text:span text:style-name="T1">E</text:span><text:span text:style-name="T1">∂T</text:span></text:p>
            </draw:text-box>
          </draw:frame>
          <draw:line draw:style-name="gr8" draw:text-style-name="P2" draw:layer="layout" svg:x1="12.781cm" svg:y1="9.421cm" svg:x2="13.707cm" svg:y2="9.448cm">
            <text:p/>
          </draw:line>
          <draw:line draw:style-name="gr8" draw:text-style-name="P2" draw:layer="layout" svg:x1="13.839cm" svg:y1="8.945cm" svg:x2="13.839cm" svg:y2="10.083cm">
            <text:p/>
          </draw:line>
          <draw:frame draw:style-name="gr9" draw:text-style-name="P7" draw:layer="layout" svg:width="0.828cm" svg:height="0.802cm" svg:x="13.76cm" svg:y="9.421cm">
            <draw:text-box>
              <text:p text:style-name="P6"><text:span text:style-name="T2">V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13:42:52.883701342</meta:creation-date>
    <dc:date>2018-03-11T14:20:32.950103031</dc:date>
    <meta:editing-duration>PT7M8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